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06cm" fo:min-width="2.48cm"/>
    </style:style>
    <style:style style:name="gr2" style:family="graphic" style:parent-style-name="standard">
      <style:graphic-properties draw:textarea-horizontal-align="justify" draw:textarea-vertical-align="middle" draw:auto-grow-height="false" fo:min-height="0.332cm" fo:min-width="0.554cm"/>
    </style:style>
    <style:style style:name="gr3" style:family="graphic" style:parent-style-name="standard">
      <style:graphic-properties draw:textarea-horizontal-align="justify" draw:textarea-vertical-align="middle" draw:auto-grow-height="false" fo:min-height="0.255cm" fo:min-width="0.55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332cm" fo:min-width="1.08cm"/>
    </style:style>
    <style:style style:name="gr6" style:family="graphic" style:parent-style-name="standard">
      <style:graphic-properties draw:stroke="solid" draw:textarea-horizontal-align="justify" draw:textarea-vertical-align="middle" draw:auto-grow-height="false" fo:min-height="0.906cm" fo:min-width="2.4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368cm" fo:min-width="2.865cm"/>
    </style:style>
    <style:style style:name="gr8" style:family="graphic" style:parent-style-name="standard">
      <style:graphic-properties draw:textarea-horizontal-align="justify" draw:textarea-vertical-align="middle" draw:auto-grow-height="false" fo:min-height="0.906cm" fo:min-width="0.7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8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8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48cm"/>
    </style:style>
    <style:style style:name="gr12" style:family="graphic" style:parent-style-name="standard">
      <style:graphic-properties draw:textarea-horizontal-align="justify" draw:textarea-vertical-align="middle" draw:auto-grow-height="false" fo:min-height="0.73cm" fo:min-width="0.589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112cm" fo:min-width="1.0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41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00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47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018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44cm" fo:min-width="0.827cm"/>
    </style:style>
    <style:style style:name="gr21" style:family="graphic" style:parent-style-name="objectwithoutfill">
      <style:graphic-properties draw:stroke="dash" draw:stroke-dash="Dashed_20__28_var_29_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text-underline-style="none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end"/>
    </style:style>
    <style:style style:name="P7" style:family="paragraph">
      <style:paragraph-properties fo:text-align="center"/>
      <style:text-properties fo:font-style="normal" style:text-underline-style="none" style:font-style-asian="normal" style:font-style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size="13pt" style:text-underline-style="none" style:font-size-asian="13pt" style:font-size-complex="13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3pt" fo:font-style="normal" style:text-underline-style="none" style:font-size-asian="13pt" style:font-style-asian="normal" style:font-size-complex="13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98cm" svg:height="1.156cm" svg:x="5.343cm" svg:y="5.292cm">
          <text:p text:style-name="P1">STUD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49cm" svg:height="0.822cm" svg:x="1.883cm" svg:y="8.102cm">
          <text:p text:style-name="P1"><text:span text:style-name="T1">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49cm" svg:height="0.822cm" svg:x="1.538cm" svg:y="7.152cm">
          <text:p text:style-name="P1"><text:span text:style-name="T1">B-D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49cm" svg:height="0.822cm" svg:x="1.539cm" svg:y="6.251cm">
          <text:p text:style-name="P1"><text:span text:style-name="T1">Se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49cm" svg:height="0.822cm" svg:x="3.341cm" svg:y="4.383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49cm" svg:height="0.822cm" svg:x="1.138cm" svg:y="4.828cm">
          <text:p text:style-name="P1"><text:span text:style-name="T1">Fir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49cm" svg:height="0.822cm" svg:x="1.824cm" svg:y="2.609cm">
          <text:p text:style-name="P1"><text:span text:style-name="T1">La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49cm" svg:height="0.822cm" svg:x="1.318cm" svg:y="3.631cm">
          <text:p text:style-name="P1"><text:span text:style-name="T1">Mid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49cm" svg:height="0.822cm" svg:x="1.641cm" svg:y="1.304cm">
          <text:p text:style-name="P1"><text:span text:style-name="T2">Stu. N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1.49cm" svg:height="0.822cm" svg:x="7.374cm" svg:y="6.816cm">
          <text:p text:style-name="P1"><text:span text:style-name="T3">SS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49cm" svg:height="0.713cm" svg:x="5.536cm" svg:y="3.392cm">
          <text:p text:style-name="P1"><text:span text:style-name="T4">Loc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49cm" svg:height="0.822cm" svg:x="4.961cm" svg:y="1.346cm">
          <text:p text:style-name="P1"><text:span text:style-name="T1">Stre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49cm" svg:height="0.822cm" svg:x="6.538cm" svg:y="1.173cm">
          <text:p text:style-name="P1"><text:span text:style-name="T1">Cit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3" draw:id="id13" draw:layer="layout" svg:width="1.49cm" svg:height="0.822cm" svg:x="8.134cm" svg:y="1.206cm"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1.49cm" svg:height="0.822cm" svg:x="7.983cm" svg:y="2.17cm">
          <text:p text:style-name="P1"><text:span text:style-name="T1">ZI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3" draw:layer="layout" draw:type="line" svg:x1="3.373cm" svg:y1="8.513cm" svg:x2="5.343cm" svg:y2="5.87cm" draw:start-shape="id1" draw:start-glue-point="10" draw:end-shape="id2" svg:d="M3373 8513l1970-2643" svg:viewBox="0 0 1971 2644">
          <text:p/>
        </draw:connector>
        <draw:connector draw:style-name="gr4" draw:text-style-name="P3" draw:layer="layout" draw:type="line" svg:x1="3.028cm" svg:y1="7.563cm" svg:x2="5.343cm" svg:y2="5.87cm" draw:start-shape="id3" draw:start-glue-point="10" draw:end-shape="id2" draw:end-glue-point="3" svg:d="M3028 7563l2315-1693" svg:viewBox="0 0 2316 1694">
          <text:p/>
        </draw:connector>
        <draw:connector draw:style-name="gr4" draw:text-style-name="P3" draw:layer="layout" draw:type="line" svg:x1="3.029cm" svg:y1="6.662cm" svg:x2="5.343cm" svg:y2="5.87cm" draw:start-shape="id4" draw:start-glue-point="10" draw:end-shape="id2" svg:d="M3029 6662l2314-792" svg:viewBox="0 0 2315 793">
          <text:p/>
        </draw:connector>
        <draw:connector draw:style-name="gr4" draw:text-style-name="P3" draw:layer="layout" draw:type="line" svg:x1="4.086cm" svg:y1="5.205cm" svg:x2="6.833cm" svg:y2="5.292cm" draw:start-shape="id5" draw:start-glue-point="8" draw:end-shape="id2" draw:end-glue-point="0" svg:d="M4086 5205l2747 87" svg:viewBox="0 0 2748 88">
          <text:p/>
        </draw:connector>
        <draw:connector draw:style-name="gr4" draw:text-style-name="P3" draw:layer="layout" draw:type="line" svg:x1="2.628cm" svg:y1="5.239cm" svg:x2="3.341cm" svg:y2="4.794cm" draw:start-shape="id6" draw:start-glue-point="10" draw:end-shape="id5" draw:end-glue-point="6" svg:d="M2628 5239l713-445" svg:viewBox="0 0 714 446">
          <text:p/>
        </draw:connector>
        <draw:connector draw:style-name="gr4" draw:text-style-name="P3" draw:layer="layout" draw:type="line" svg:x1="2.59cm" svg:y1="4.333cm" svg:x2="3.559cm" svg:y2="4.503cm" draw:start-shape="id7" draw:start-glue-point="9" draw:end-shape="id5" draw:end-glue-point="5" svg:d="M2590 4333l969 170" svg:viewBox="0 0 970 171">
          <text:p/>
        </draw:connector>
        <draw:connector draw:style-name="gr4" draw:text-style-name="P3" draw:layer="layout" draw:type="line" svg:x1="2.569cm" svg:y1="3.431cm" svg:x2="4.086cm" svg:y2="4.383cm" draw:start-shape="id8" draw:start-glue-point="8" draw:end-shape="id5" draw:end-glue-point="4" svg:d="M2569 3431l1517 952" svg:viewBox="0 0 1518 953">
          <text:p/>
        </draw:connector>
        <draw:connector draw:style-name="gr4" draw:text-style-name="P3" draw:layer="layout" draw:type="line" svg:x1="2.386cm" svg:y1="2.126cm" svg:x2="6.833cm" svg:y2="5.292cm" draw:start-shape="id9" draw:start-glue-point="8" draw:end-shape="id2" draw:end-glue-point="0" svg:d="M2386 2126l4447 3166" svg:viewBox="0 0 4448 3167">
          <text:p/>
        </draw:connector>
        <draw:connector draw:style-name="gr4" draw:text-style-name="P3" draw:layer="layout" draw:type="line" svg:x1="6.281cm" svg:y1="4.105cm" svg:x2="6.833cm" svg:y2="5.292cm" draw:start-shape="id10" draw:start-glue-point="8" draw:end-shape="id2" svg:d="M6281 4105l552 1187" svg:viewBox="0 0 553 1188">
          <text:p/>
        </draw:connector>
        <draw:connector draw:style-name="gr4" draw:text-style-name="P3" draw:layer="layout" draw:type="line" svg:x1="5.706cm" svg:y1="2.168cm" svg:x2="6.281cm" svg:y2="3.392cm" draw:start-shape="id11" draw:start-glue-point="8" draw:end-shape="id10" draw:end-glue-point="4" svg:d="M5706 2168l575 1224" svg:viewBox="0 0 576 1225">
          <text:p/>
        </draw:connector>
        <draw:connector draw:style-name="gr4" draw:text-style-name="P3" draw:layer="layout" draw:type="line" svg:x1="7.283cm" svg:y1="1.995cm" svg:x2="6.281cm" svg:y2="3.392cm" draw:start-shape="id12" draw:start-glue-point="8" draw:end-shape="id10" draw:end-glue-point="4" svg:d="M7283 1995l-1002 1397" svg:viewBox="0 0 1003 1398">
          <text:p/>
        </draw:connector>
        <draw:connector draw:style-name="gr4" draw:text-style-name="P3" draw:layer="layout" draw:type="line" svg:x1="8.352cm" svg:y1="1.908cm" svg:x2="6.281cm" svg:y2="3.392cm" draw:start-shape="id13" draw:start-glue-point="7" draw:end-shape="id10" draw:end-glue-point="4" svg:d="M8352 1908l-2071 1484" svg:viewBox="0 0 2072 1485">
          <text:p/>
        </draw:connector>
        <draw:connector draw:style-name="gr4" draw:text-style-name="P3" draw:layer="layout" draw:type="line" svg:x1="7.983cm" svg:y1="2.581cm" svg:x2="6.281cm" svg:y2="3.392cm" draw:start-shape="id14" draw:start-glue-point="6" draw:end-shape="id10" draw:end-glue-point="4" svg:d="M7983 2581l-1702 811" svg:viewBox="0 0 1703 812">
          <text:p/>
        </draw:connector>
        <draw:connector draw:style-name="gr4" draw:text-style-name="P3" draw:layer="layout" draw:type="line" svg:x1="8.119cm" svg:y1="6.816cm" svg:x2="8.323cm" svg:y2="5.87cm" draw:start-shape="id15" draw:start-glue-point="4" draw:end-shape="id2" draw:end-glue-point="1" svg:d="M8119 6816l204-946" svg:viewBox="0 0 205 947">
          <text:p/>
        </draw:connector>
        <draw:custom-shape draw:style-name="gr1" draw:text-style-name="P1" xml:id="id16" draw:id="id16" draw:layer="layout" svg:width="2.98cm" svg:height="1.156cm" svg:x="21.167cm" svg:y="5.3cm">
          <text:p text:style-name="P1"><text:span text:style-name="T5">DEPART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49cm" svg:height="0.822cm" svg:x="18.597cm" svg:y="2.581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1.49cm" svg:height="0.822cm" svg:x="20.19cm" svg:y="2.889cm">
          <text:p text:style-name="P1"><text:span text:style-name="T3">C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9" draw:id="id19" draw:layer="layout" svg:width="1.49cm" svg:height="0.822cm" svg:x="22.297cm" svg:y="2.634cm">
          <text:p text:style-name="P1"><text:span text:style-name="T6">Office #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0" draw:id="id20" draw:layer="layout" svg:width="1.49cm" svg:height="0.822cm" svg:x="24.198cm" svg:y="3.535cm">
          <text:p text:style-name="P1"><text:span text:style-name="T6">Ph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1" draw:id="id21" draw:layer="layout" svg:width="1.49cm" svg:height="0.822cm" svg:x="24.798cm" svg:y="4.935cm">
          <text:p text:style-name="P1"><text:span text:style-name="T6">Colle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22.657cm" svg:y1="5.3cm" svg:x2="19.342cm" svg:y2="3.403cm" draw:start-shape="id16" draw:start-glue-point="0" draw:end-shape="id17" draw:end-glue-point="8" svg:d="M22657 5300l-3315-1897" svg:viewBox="0 0 3316 1898">
          <text:p/>
        </draw:connector>
        <draw:connector draw:style-name="gr4" draw:text-style-name="P3" draw:layer="layout" draw:type="line" svg:x1="20.935cm" svg:y1="3.711cm" svg:x2="22.657cm" svg:y2="5.3cm" draw:start-shape="id18" draw:start-glue-point="8" draw:end-shape="id16" draw:end-glue-point="0" svg:d="M20935 3711l1722 1589" svg:viewBox="0 0 1723 1590">
          <text:p/>
        </draw:connector>
        <draw:connector draw:style-name="gr4" draw:text-style-name="P3" draw:layer="layout" draw:type="line" svg:x1="23.042cm" svg:y1="3.456cm" svg:x2="22.657cm" svg:y2="5.3cm" draw:start-shape="id19" draw:start-glue-point="8" draw:end-shape="id16" draw:end-glue-point="0" svg:d="M23042 3456l-385 1844" svg:viewBox="0 0 386 1845">
          <text:p/>
        </draw:connector>
        <draw:connector draw:style-name="gr4" draw:text-style-name="P3" draw:layer="layout" draw:type="line" svg:x1="24.416cm" svg:y1="4.237cm" svg:x2="22.657cm" svg:y2="5.3cm" draw:start-shape="id20" draw:start-glue-point="7" draw:end-shape="id16" draw:end-glue-point="0" svg:d="M24416 4237l-1759 1063" svg:viewBox="0 0 1760 1064">
          <text:p/>
        </draw:connector>
        <draw:connector draw:style-name="gr4" draw:text-style-name="P3" draw:layer="layout" draw:type="line" svg:x1="24.798cm" svg:y1="5.346cm" svg:x2="24.147cm" svg:y2="5.878cm" draw:start-shape="id21" draw:start-glue-point="6" draw:end-shape="id16" draw:end-glue-point="1" svg:d="M24798 5346l-651 532" svg:viewBox="0 0 652 533">
          <text:p/>
        </draw:connector>
        <draw:custom-shape draw:style-name="gr5" draw:text-style-name="P4" xml:id="id22" draw:id="id22" draw:layer="layout" svg:width="2.234cm" svg:height="0.822cm" svg:x="1.645cm" svg:y="16.508cm">
          <text:p text:style-name="P1"><text:span text:style-name="T7">Instru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4" draw:id="id24" draw:layer="layout" svg:width="1.49cm" svg:height="0.822cm" svg:x="1.876cm" svg:y="17.858cm">
          <text:p text:style-name="P1"><text:span text:style-name="T7">Sem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5" draw:id="id25" draw:layer="layout" svg:width="1.49cm" svg:height="0.822cm" svg:x="2.954cm" svg:y="18.936cm">
          <text:p text:style-name="P1"><text:span text:style-name="T7">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6" draw:id="id26" draw:layer="layout" svg:width="1.49cm" svg:height="0.822cm" svg:x="5.217cm" svg:y="19.272cm">
          <text:p text:style-name="P1"><text:span text:style-name="T7">N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5" draw:id="id35">
          <draw:custom-shape draw:style-name="gr6" draw:text-style-name="P1" draw:layer="layout" svg:width="2.98cm" svg:height="1.156cm" svg:x="5.343cm" svg:y="15.092cm">
            <text:p text:style-name="P1">SECTION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3.365cm" svg:height="1.618cm" svg:x="5.163cm" svg:y="14.873cm">
            <text:p/>
            <draw:enhanced-geometry svg:viewBox="0 0 21600 21600" draw:type="rectangle" draw:enhanced-path="M 0 0 L 21600 0 21600 21600 0 21600 0 0 Z N"/>
          </draw:custom-shape>
        </draw:g>
        <draw:connector draw:style-name="gr4" draw:text-style-name="P3" draw:layer="layout" draw:type="line" svg:x1="3.879cm" svg:y1="16.919cm" svg:x2="4.679cm" svg:y2="17.526cm" draw:start-shape="id22" draw:start-glue-point="10" draw:end-shape="id23" draw:end-glue-point="6" svg:d="M3879 16919l800 607" svg:viewBox="0 0 801 608">
          <text:p/>
        </draw:connector>
        <draw:connector draw:style-name="gr4" draw:text-style-name="P3" draw:layer="layout" draw:type="line" svg:x1="3.366cm" svg:y1="18.269cm" svg:x2="5.424cm" svg:y2="17.937cm" draw:start-shape="id24" draw:start-glue-point="10" draw:end-shape="id23" draw:end-glue-point="8" svg:d="M3366 18269l2058-332" svg:viewBox="0 0 2059 333">
          <text:p/>
        </draw:connector>
        <draw:connector draw:style-name="gr4" draw:text-style-name="P3" draw:layer="layout" draw:type="line" svg:x1="4.226cm" svg:y1="19.056cm" svg:x2="5.424cm" svg:y2="17.937cm" draw:start-shape="id25" draw:start-glue-point="11" draw:end-shape="id23" draw:end-glue-point="8" svg:d="M4226 19056l1198-1119" svg:viewBox="0 0 1199 1120">
          <text:p/>
        </draw:connector>
        <draw:connector draw:style-name="gr4" draw:text-style-name="P3" draw:layer="layout" draw:type="line" svg:x1="5.962cm" svg:y1="19.272cm" svg:x2="5.424cm" svg:y2="17.937cm" draw:start-shape="id26" draw:start-glue-point="4" draw:end-shape="id23" draw:end-glue-point="8" svg:d="M5962 19272l-538-1335" svg:viewBox="0 0 539 1336">
          <text:p/>
        </draw:connector>
        <draw:custom-shape draw:style-name="gr6" draw:text-style-name="P1" xml:id="id28" draw:id="id28" draw:layer="layout" svg:width="2.98cm" svg:height="1.156cm" svg:x="21.141cm" svg:y="15.529cm">
          <text:p text:style-name="P1">COURSE</text:p>
          <draw:enhanced-geometry svg:viewBox="0 0 21600 21600" draw:type="rectangle" draw:enhanced-path="M 0 0 L 21600 0 21600 21600 0 21600 0 0 Z N"/>
        </draw:custom-shape>
        <draw:g xml:id="id32" draw:id="id32">
          <draw:custom-shape draw:style-name="gr6" draw:text-style-name="P1" draw:layer="layout" svg:width="2.98cm" svg:height="1.156cm" svg:x="12.819cm" svg:y="10.083cm">
            <text:p text:style-name="P1">GRADE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3.365cm" svg:height="1.618cm" svg:x="12.639cm" svg:y="9.864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xml:id="id30" draw:id="id30" draw:layer="layout" svg:width="1.49cm" svg:height="0.822cm" svg:x="21.812cm" svg:y="17.861cm">
          <text:p text:style-name="P1"><text:span text:style-name="T3">N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9" draw:id="id29" draw:layer="layout" svg:width="1.49cm" svg:height="0.822cm" svg:x="20.17cm" svg:y="17.681cm">
          <text:p text:style-name="P1"><text:span text:style-name="T7">Des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7" draw:id="id27" draw:layer="layout" svg:width="1.49cm" svg:height="0.822cm" svg:x="18.629cm" svg:y="17.195cm">
          <text:p text:style-name="P1"><text:span text:style-name="T7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1" draw:id="id31" draw:layer="layout" svg:width="1.49cm" svg:height="0.822cm" svg:x="13.519cm" svg:y="8.154cm">
          <text:p text:style-name="P1"><text:span text:style-name="T7">Let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3" draw:id="id33" draw:layer="layout" svg:width="1.49cm" svg:height="0.822cm" svg:x="15.239cm" svg:y="8.488cm">
          <text:p text:style-name="P1"><text:span text:style-name="T7">No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9.374cm" svg:y1="17.195cm" svg:x2="22.631cm" svg:y2="16.685cm" draw:start-shape="id27" draw:start-glue-point="4" draw:end-shape="id28" draw:end-glue-point="2" svg:d="M19374 17195l3257-510" svg:viewBox="0 0 3258 511">
          <text:p/>
        </draw:connector>
        <draw:connector draw:style-name="gr4" draw:text-style-name="P3" draw:layer="layout" draw:type="line" svg:x1="20.915cm" svg:y1="17.681cm" svg:x2="22.631cm" svg:y2="16.685cm" draw:start-shape="id29" draw:start-glue-point="4" draw:end-shape="id28" draw:end-glue-point="2" svg:d="M20915 17681l1716-996" svg:viewBox="0 0 1717 997">
          <text:p/>
        </draw:connector>
        <draw:connector draw:style-name="gr4" draw:text-style-name="P3" draw:layer="layout" draw:type="line" svg:x1="22.557cm" svg:y1="17.861cm" svg:x2="22.631cm" svg:y2="16.685cm" draw:start-shape="id30" draw:start-glue-point="4" draw:end-shape="id28" draw:end-glue-point="2" svg:d="M22557 17861l74-1176" svg:viewBox="0 0 75 1177">
          <text:p/>
        </draw:connector>
        <draw:connector draw:style-name="gr4" draw:text-style-name="P3" draw:layer="layout" draw:type="line" svg:x1="14.264cm" svg:y1="8.976cm" svg:x2="14.321cm" svg:y2="9.864cm" draw:start-shape="id31" draw:start-glue-point="8" draw:end-shape="id32" draw:end-glue-point="0" svg:d="M14264 8976l57 888" svg:viewBox="0 0 58 889">
          <text:p/>
        </draw:connector>
        <draw:connector draw:style-name="gr4" draw:text-style-name="P3" draw:layer="layout" draw:type="line" svg:x1="15.984cm" svg:y1="9.31cm" svg:x2="14.321cm" svg:y2="9.864cm" draw:start-shape="id33" draw:start-glue-point="8" draw:end-shape="id32" draw:end-glue-point="0" svg:d="M15984 9310l-1663 554" svg:viewBox="0 0 1664 555">
          <text:p/>
        </draw:connector>
        <draw:custom-shape draw:style-name="gr8" draw:text-style-name="P1" xml:id="id34" draw:id="id34" draw:layer="layout" svg:width="2.569cm" svg:height="2.312cm" svg:x="21.474cm" svg:y="9.53cm">
          <text:p text:style-name="P1">Offer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22.657cm" svg:y1="6.456cm" svg:x2="22.759cm" svg:y2="9.53cm" draw:start-shape="id16" draw:start-glue-point="2" draw:end-shape="id34" draw:end-glue-point="4" svg:d="M22657 6456l102 3074" svg:viewBox="0 0 103 3075">
          <text:p/>
        </draw:connector>
        <draw:connector draw:style-name="gr4" draw:text-style-name="P3" draw:layer="layout" draw:type="line" svg:x1="22.759cm" svg:y1="11.842cm" svg:x2="22.631cm" svg:y2="15.529cm" draw:start-shape="id34" draw:start-glue-point="6" draw:end-shape="id28" draw:end-glue-point="0" svg:d="M22759 11842l-128 3687" svg:viewBox="0 0 129 3688">
          <text:p/>
        </draw:connector>
        <draw:frame draw:style-name="gr9" draw:text-style-name="P5" draw:layer="layout" svg:width="3.398cm" svg:height="1.199cm" svg:x="22.81cm" svg:y="12.047cm">
          <draw:text-box>
            <text:p><text:span text:style-name="T5">(1,1)</text:span></text:p>
            <text:p><text:span text:style-name="T5">Course Offered</text:span></text:p>
          </draw:text-box>
        </draw:frame>
        <draw:frame draw:style-name="gr10" draw:text-style-name="P5" draw:layer="layout" svg:width="4.342cm" svg:height="1.199cm" svg:x="22.81cm" svg:y="8.348cm">
          <draw:text-box>
            <text:p><text:span text:style-name="T5">(0,N)</text:span></text:p>
            <text:p><text:span text:style-name="T5">Offering Department</text:span></text:p>
          </draw:text-box>
        </draw:frame>
        <draw:connector draw:style-name="gr4" draw:text-style-name="P3" draw:layer="layout" draw:type="line" svg:x1="8.528cm" svg:y1="15.682cm" svg:x2="12.766cm" svg:y2="16.852cm" draw:start-shape="id35" draw:start-glue-point="1" svg:d="M8528 15682l4238 1170" svg:viewBox="0 0 4239 1171">
          <text:p/>
        </draw:connector>
        <draw:connector draw:style-name="gr4" draw:text-style-name="P3" draw:layer="layout" draw:type="line" svg:x1="15.335cm" svg:y1="16.852cm" svg:x2="21.141cm" svg:y2="16.107cm" draw:end-shape="id28" draw:end-glue-point="3" svg:d="M15335 16852l5806-745" svg:viewBox="0 0 5807 746">
          <text:p/>
        </draw:connector>
        <draw:frame draw:style-name="gr11" draw:text-style-name="P5" draw:layer="layout" svg:width="3.448cm" svg:height="1.199cm" svg:x="9.401cm" svg:y="16.774cm">
          <draw:text-box>
            <text:p text:style-name="P6"><text:span text:style-name="T5">(1,1)</text:span></text:p>
            <text:p text:style-name="P6"><text:span text:style-name="T5">Section Offered</text:span></text:p>
          </draw:text-box>
        </draw:frame>
        <draw:frame draw:style-name="gr9" draw:text-style-name="P5" draw:layer="layout" svg:width="3.398cm" svg:height="1.199cm" svg:x="15.361cm" svg:y="15.388cm">
          <draw:text-box>
            <text:p><text:span text:style-name="T5">(1,N)</text:span></text:p>
            <text:p><text:span text:style-name="T5">Course Offered</text:span></text:p>
          </draw:text-box>
        </draw:frame>
        <draw:g xml:id="id36" draw:id="id36">
          <draw:custom-shape draw:style-name="gr12" draw:text-style-name="P1" draw:layer="layout" svg:width="2.177cm" svg:height="1.96cm" svg:x="8.942cm" svg:y="11.699cm">
            <text:p text:style-name="P1"><text:span text:style-name="T8">Gives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3" draw:text-style-name="P3" draw:layer="layout" svg:width="3.026cm" svg:height="2.723cm" svg:x="8.528cm" svg:y="11.3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onnector draw:style-name="gr4" draw:text-style-name="P3" draw:layer="layout" draw:type="line" svg:x1="6.845cm" svg:y1="14.873cm" svg:x2="8.528cm" svg:y2="12.689cm" draw:start-shape="id35" draw:start-glue-point="0" draw:end-shape="id36" svg:d="M6845 14873l1683-2184" svg:viewBox="0 0 1684 2185">
          <text:p/>
        </draw:connector>
        <draw:connector draw:style-name="gr4" draw:text-style-name="P3" draw:layer="layout" draw:type="line" svg:x1="11.554cm" svg:y1="12.689cm" svg:x2="14.321cm" svg:y2="11.482cm" draw:start-shape="id36" draw:start-glue-point="1" draw:end-shape="id32" draw:end-glue-point="2" svg:d="M11554 12689l2767-1207" svg:viewBox="0 0 2768 1208">
          <text:p/>
        </draw:connector>
        <draw:frame draw:style-name="gr14" draw:text-style-name="P5" draw:layer="layout" svg:width="3.457cm" svg:height="1.199cm" svg:x="4.238cm" svg:y="12.64cm">
          <draw:text-box>
            <text:p text:style-name="P6"><text:span text:style-name="T5">(0,N)</text:span></text:p>
            <text:p text:style-name="P6"><text:span text:style-name="T5">Section Graded</text:span></text:p>
          </draw:text-box>
        </draw:frame>
        <draw:frame draw:style-name="gr15" draw:text-style-name="P5" draw:layer="layout" svg:width="2.911cm" svg:height="1.199cm" svg:x="12.561cm" svg:y="12.384cm">
          <draw:text-box>
            <text:p><text:span text:style-name="T5">(1,1)</text:span></text:p>
            <text:p><text:span text:style-name="T5">Grade Given</text:span></text:p>
          </draw:text-box>
        </draw:frame>
        <draw:g xml:id="id37" draw:id="id37">
          <draw:custom-shape draw:style-name="gr12" draw:text-style-name="P1" draw:layer="layout" svg:width="2.177cm" svg:height="1.96cm" svg:x="7.915cm" svg:y="8cm">
            <text:p text:style-name="P1"><text:span text:style-name="T8">Receives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3" draw:text-style-name="P3" draw:layer="layout" svg:width="3.026cm" svg:height="2.723cm" svg:x="7.501cm" svg:y="7.62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onnector draw:style-name="gr4" draw:text-style-name="P3" draw:layer="layout" draw:type="line" svg:x1="6.833cm" svg:y1="6.448cm" svg:x2="7.501cm" svg:y2="8.99cm" draw:start-shape="id2" draw:start-glue-point="2" draw:end-shape="id37" draw:end-glue-point="3" svg:d="M6833 6448l668 2542" svg:viewBox="0 0 669 2543">
          <text:p/>
        </draw:connector>
        <draw:connector draw:style-name="gr4" draw:text-style-name="P3" draw:layer="layout" draw:type="line" svg:x1="10.527cm" svg:y1="8.99cm" svg:x2="12.639cm" svg:y2="10.673cm" draw:start-shape="id37" draw:start-glue-point="1" draw:end-shape="id32" draw:end-glue-point="3" svg:d="M10527 8990l2112 1683" svg:viewBox="0 0 2113 1684">
          <text:p/>
        </draw:connector>
        <draw:frame draw:style-name="gr16" draw:text-style-name="P5" draw:layer="layout" svg:width="3.508cm" svg:height="1.199cm" svg:x="3.777cm" svg:y="8.068cm">
          <draw:text-box>
            <text:p text:style-name="P6"><text:span text:style-name="T5">(0,N)</text:span></text:p>
            <text:p text:style-name="P6"><text:span text:style-name="T5">Student Graded</text:span></text:p>
          </draw:text-box>
        </draw:frame>
        <draw:frame draw:style-name="gr17" draw:text-style-name="P5" draw:layer="layout" svg:width="2.272cm" svg:height="1.673cm" svg:x="10.738cm" svg:y="7.864cm">
          <draw:text-box>
            <text:p><text:span text:style-name="T5">(1,1)</text:span></text:p>
            <text:p><text:span text:style-name="T5">Grade</text:span></text:p>
            <text:p><text:span text:style-name="T5">Received</text:span></text:p>
          </draw:text-box>
        </draw:frame>
        <draw:g>
          <draw:custom-shape draw:style-name="gr12" draw:text-style-name="P1" draw:layer="layout" svg:width="2.177cm" svg:height="1.96cm" svg:x="12.951cm" svg:y="15.809cm">
            <text:p text:style-name="P1"><text:span text:style-name="T8">Offered</text:span></text:p>
            <text:p text:style-name="P1"><text:span text:style-name="T8">Of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3" draw:text-style-name="P3" draw:layer="layout" svg:width="3.026cm" svg:height="2.723cm" svg:x="12.537cm" svg:y="15.43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" draw:text-style-name="P1" xml:id="id39" draw:id="id39" draw:layer="layout" svg:width="2.569cm" svg:height="2.312cm" svg:x="14.693cm" svg:y="1.386cm">
          <text:p text:style-name="P1">Majors</text:p>
          <text:p text:style-name="P1">Fro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40" draw:id="id40" draw:layer="layout" svg:width="2.569cm" svg:height="2.312cm" svg:x="14.101cm" svg:y="4.574cm">
          <text:p text:style-name="P1">Minors</text:p>
          <text:p text:style-name="P1">Fro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38" draw:id="id38" draw:layer="layout" svg:width="1.49cm" svg:height="0.822cm" svg:x="4.136cm" svg:y="7.142cm">
          <text:p text:style-name="P1"><text:span text:style-name="T1">Deg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4.881cm" svg:y1="7.142cm" svg:x2="5.343cm" svg:y2="5.87cm" draw:start-shape="id38" draw:start-glue-point="4" draw:end-shape="id2" draw:end-glue-point="3" svg:d="M4881 7142l462-1272" svg:viewBox="0 0 463 1273">
          <text:p/>
        </draw:connector>
        <draw:connector draw:style-name="gr4" draw:text-style-name="P3" draw:layer="layout" draw:type="line" svg:x1="8.323cm" svg:y1="5.87cm" svg:x2="14.693cm" svg:y2="2.542cm" draw:start-shape="id2" draw:start-glue-point="1" draw:end-shape="id39" draw:end-glue-point="5" svg:d="M8323 5870l6370-3328" svg:viewBox="0 0 6371 3329">
          <text:p/>
        </draw:connector>
        <draw:connector draw:style-name="gr4" draw:text-style-name="P3" draw:layer="layout" draw:type="line" svg:x1="8.323cm" svg:y1="5.87cm" svg:x2="14.101cm" svg:y2="5.73cm" draw:start-shape="id2" draw:start-glue-point="1" draw:end-shape="id40" draw:end-glue-point="5" svg:d="M8323 5870l5778-140" svg:viewBox="0 0 5779 141">
          <text:p/>
        </draw:connector>
        <draw:connector draw:style-name="gr4" draw:text-style-name="P3" draw:layer="layout" draw:type="line" svg:x1="17.262cm" svg:y1="2.542cm" svg:x2="21.167cm" svg:y2="5.878cm" draw:start-shape="id39" draw:start-glue-point="7" draw:end-shape="id16" draw:end-glue-point="3" svg:d="M17262 2542l3905 3336" svg:viewBox="0 0 3906 3337">
          <text:p/>
        </draw:connector>
        <draw:connector draw:style-name="gr4" draw:text-style-name="P3" draw:layer="layout" draw:type="line" svg:x1="16.67cm" svg:y1="5.73cm" svg:x2="21.167cm" svg:y2="5.878cm" draw:start-shape="id40" draw:start-glue-point="7" draw:end-shape="id16" draw:end-glue-point="3" svg:d="M16670 5730l4497 148" svg:viewBox="0 0 4498 149">
          <text:p/>
        </draw:connector>
        <draw:frame draw:style-name="gr18" draw:text-style-name="P5" draw:layer="layout" svg:width="1.971cm" svg:height="1.199cm" svg:x="13.667cm" svg:y="2.841cm">
          <draw:text-box>
            <text:p><text:span text:style-name="T5">(1,1)</text:span></text:p>
            <text:p><text:span text:style-name="T5">Student</text:span></text:p>
          </draw:text-box>
        </draw:frame>
        <draw:frame draw:style-name="gr18" draw:text-style-name="P5" draw:layer="layout" svg:width="1.971cm" svg:height="1.199cm" svg:x="12.177cm" svg:y="4.502cm">
          <draw:text-box>
            <text:p><text:span text:style-name="T5">(0,N)</text:span></text:p>
            <text:p><text:span text:style-name="T5">Student</text:span></text:p>
          </draw:text-box>
        </draw:frame>
        <draw:frame draw:style-name="gr19" draw:text-style-name="P5" draw:layer="layout" svg:width="1.518cm" svg:height="1.199cm" svg:x="16.904cm" svg:y="3.012cm">
          <draw:text-box>
            <text:p><text:span text:style-name="T5">(0,N)</text:span></text:p>
            <text:p><text:span text:style-name="T5">Dept.</text:span></text:p>
          </draw:text-box>
        </draw:frame>
        <draw:frame draw:style-name="gr19" draw:text-style-name="P5" draw:layer="layout" svg:width="1.518cm" svg:height="1.199cm" svg:x="18.137cm" svg:y="5.863cm">
          <draw:text-box>
            <text:p><text:span text:style-name="T5">(0,N)</text:span></text:p>
            <text:p><text:span text:style-name="T5">Dept.</text:span></text:p>
          </draw:text-box>
        </draw:frame>
        <draw:connector draw:style-name="gr4" draw:text-style-name="P3" draw:layer="layout" draw:type="line" svg:x1="15.386cm" svg:y1="6.886cm" svg:x2="16.524cm" svg:y2="7.359cm" draw:start-shape="id40" draw:start-glue-point="6" draw:end-shape="id41" draw:end-glue-point="6" svg:d="M15386 6886l1138 473" svg:viewBox="0 0 1139 474">
          <text:p/>
        </draw:connector>
        <draw:custom-shape draw:style-name="gr2" draw:text-style-name="P4" xml:id="id42" draw:id="id42" draw:layer="layout" svg:width="1.49cm" svg:height="0.822cm" svg:x="17.27cm" svg:y="1cm">
          <text:p text:style-name="P1"><text:span text:style-name="T7">Maj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5.978cm" svg:y1="1.386cm" svg:x2="17.27cm" svg:y2="1.411cm" draw:start-shape="id39" draw:start-glue-point="4" draw:end-shape="id42" draw:end-glue-point="6" svg:d="M15978 1386l1292 25" svg:viewBox="0 0 1293 26">
          <text:p/>
        </draw:connector>
        <draw:g>
          <draw:custom-shape draw:style-name="gr2" draw:text-style-name="P4" xml:id="id41" draw:id="id41" draw:layer="layout" svg:width="1.49cm" svg:height="0.822cm" svg:x="16.524cm" svg:y="6.948cm">
            <text:p text:style-name="P1"><text:span text:style-name="T7">Min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875cm" svg:height="0.976cm" svg:x="16.337cm" svg:y="6.8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4" xml:id="id43" draw:id="id43" draw:layer="layout" svg:width="1.49cm" svg:height="0.822cm" svg:x="24.563cm" svg:y="16.835cm">
          <text:p text:style-name="P1"><text:span text:style-name="T7">Hou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24.563cm" svg:y1="17.246cm" svg:x2="22.631cm" svg:y2="16.685cm" draw:start-shape="id43" draw:start-glue-point="6" draw:end-shape="id28" draw:end-glue-point="2" svg:d="M24563 17246l-1932-561" svg:viewBox="0 0 1933 562">
          <text:p/>
        </draw:connector>
        <draw:custom-shape draw:style-name="gr2" draw:text-style-name="P7" xml:id="id23" draw:id="id23" draw:layer="layout" svg:width="1.49cm" svg:height="0.822cm" svg:x="4.679cm" svg:y="17.115cm">
          <text:p text:style-name="P1"><text:span text:style-name="T9">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5.424cm" svg:y1="17.115cm" svg:x2="6.845cm" svg:y2="16.491cm" draw:start-shape="id23" draw:start-glue-point="4" draw:end-shape="id35" draw:end-glue-point="2" svg:d="M5424 17115l1421-624" svg:viewBox="0 0 1422 625">
          <text:p/>
        </draw:connector>
        <draw:line draw:style-name="gr21" draw:text-style-name="P3" draw:layer="layout" svg:x1="4.883cm" svg:y1="17.699cm" svg:x2="5.885cm" svg:y2="17.699cm">
          <text:p/>
        </draw:line>
        <draw:custom-shape draw:style-name="gr2" draw:text-style-name="P4" xml:id="id44" draw:id="id44" draw:layer="layout" svg:width="1.49cm" svg:height="0.822cm" svg:x="23.742cm" svg:y="17.761cm">
          <text:p text:style-name="P1"><text:span text:style-name="T7">Lev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23.96cm" svg:y1="17.881cm" svg:x2="22.631cm" svg:y2="16.685cm" draw:start-shape="id44" draw:start-glue-point="5" draw:end-shape="id28" draw:end-glue-point="2" svg:d="M23960 17881l-1329-1196" svg:viewBox="0 0 1330 1197">
          <text:p/>
        </draw:connector>
        <draw:custom-shape draw:style-name="gr2" draw:text-style-name="P1" xml:id="id45" draw:id="id45" draw:layer="layout" svg:width="1.49cm" svg:height="0.822cm" svg:x="3.682cm" svg:y="1.997cm">
          <text:p text:style-name="P1"><text:span text:style-name="T1">Ph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5.754cm" svg:y1="3.496cm" svg:x2="5.172cm" svg:y2="2.408cm" draw:start-shape="id10" draw:start-glue-point="5" draw:end-shape="id45" draw:end-glue-point="10" svg:d="M5754 3496l-582-1088" svg:viewBox="0 0 583 1089">
          <text:p/>
        </draw:connector>
        <draw:custom-shape draw:style-name="gr2" draw:text-style-name="P1" xml:id="id47" draw:id="id47" draw:layer="layout" svg:width="1.49cm" svg:height="0.822cm" svg:x="7.119cm" svg:y="4.308cm">
          <text:p text:style-name="P1"><text:span text:style-name="T4">Perm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" draw:id="id46" draw:layer="layout" svg:width="1.49cm" svg:height="0.822cm" svg:x="9.857cm" svg:y="1.421cm">
          <text:p text:style-name="P1"><text:span text:style-name="T1">Stre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" draw:id="id48" draw:layer="layout" svg:width="1.49cm" svg:height="0.822cm" svg:x="11.434cm" svg:y="1.248cm">
          <text:p text:style-name="P1"><text:span text:style-name="T1">Cit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51" draw:id="id51" draw:layer="layout" svg:width="1.49cm" svg:height="0.822cm" svg:x="13.03cm" svg:y="1.281cm"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" draw:id="id49" draw:layer="layout" svg:width="1.49cm" svg:height="0.822cm" svg:x="12.087cm" svg:y="2.369cm">
          <text:p text:style-name="P1"><text:span text:style-name="T1">ZI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3" draw:layer="layout" draw:type="line" svg:x1="10.602cm" svg:y1="2.243cm" svg:x2="7.864cm" svg:y2="4.308cm" draw:start-shape="id46" draw:start-glue-point="8" draw:end-shape="id47" draw:end-glue-point="4" svg:d="M10602 2243l-2738 2065" svg:viewBox="0 0 2739 2066">
          <text:p/>
        </draw:connector>
        <draw:connector draw:style-name="gr4" draw:text-style-name="P3" draw:layer="layout" draw:type="line" svg:x1="12.179cm" svg:y1="2.07cm" svg:x2="7.864cm" svg:y2="4.308cm" draw:start-shape="id48" draw:start-glue-point="8" draw:end-shape="id47" draw:end-glue-point="4" svg:d="M12179 2070l-4315 2238" svg:viewBox="0 0 4316 2239">
          <text:p/>
        </draw:connector>
        <draw:connector draw:style-name="gr4" draw:text-style-name="P3" draw:layer="layout" draw:type="line" svg:x1="12.087cm" svg:y1="2.78cm" svg:x2="7.864cm" svg:y2="4.308cm" draw:start-shape="id49" draw:start-glue-point="6" draw:end-shape="id47" draw:end-glue-point="4" svg:d="M12087 2780l-4223 1528" svg:viewBox="0 0 4224 1529">
          <text:p/>
        </draw:connector>
        <draw:custom-shape draw:style-name="gr2" draw:text-style-name="P1" xml:id="id50" draw:id="id50" draw:layer="layout" svg:width="1.49cm" svg:height="0.822cm" svg:x="9.196cm" svg:y="3.853cm">
          <text:p text:style-name="P1"><text:span text:style-name="T1">Ph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8.391cm" svg:y1="4.428cm" svg:x2="9.196cm" svg:y2="4.264cm" draw:start-shape="id47" draw:start-glue-point="11" draw:end-shape="id50" draw:end-glue-point="6" svg:d="M8391 4428l805-164" svg:viewBox="0 0 806 165">
          <text:p/>
        </draw:connector>
        <draw:connector draw:style-name="gr4" draw:text-style-name="P3" draw:layer="layout" draw:type="line" svg:x1="7.864cm" svg:y1="4.308cm" svg:x2="13.248cm" svg:y2="1.983cm" draw:start-shape="id47" draw:start-glue-point="4" draw:end-shape="id51" draw:end-glue-point="7" svg:d="M7864 4308l5384-2325" svg:viewBox="0 0 5385 2326">
          <text:p/>
        </draw:connector>
        <draw:connector draw:style-name="gr4" draw:text-style-name="P3" draw:layer="layout" draw:type="line" svg:x1="6.833cm" svg:y1="5.292cm" svg:x2="7.337cm" svg:y2="5.01cm" draw:start-shape="id2" draw:start-glue-point="0" draw:end-shape="id47" draw:end-glue-point="7" svg:d="M6833 5292l504-282" svg:viewBox="0 0 505 2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7T15:22:14.433520832</meta:creation-date>
    <dc:date>2019-06-20T16:47:53.494456720</dc:date>
    <meta:editing-duration>PT1H17M22S</meta:editing-duration>
    <meta:editing-cycles>23</meta:editing-cycles>
    <meta:generator>LibreOffice/6.0.7.3$Linux_X86_64 LibreOffice_project/00m0$Build-3</meta:generator>
    <meta:document-statistic meta:object-count="130"/>
  </office:meta>
</office:document-meta>
</file>